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b357" officeooo:paragraph-rsid="0009b3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IMULATION OF DISK SCHEDULING ALGORITHMS</text:p>
      <text:p text:style-name="Standard"/>
      <text:p text:style-name="Standard">AIM</text:p>
      <text:p text:style-name="Standard">Simulate disk scheduling algorithms. a) FCFS b) SCAN c) C-SCAN</text:p>
      <text:p text:style-name="P1"/>
      <text:p text:style-name="P1">FCFS:</text:p>
      <text:p text:style-name="Standard">ALGORITHM</text:p>
      <text:p text:style-name="Standard">Step 1: Start</text:p>
      <text:p text:style-name="Standard">Step 2: read head</text:p>
      <text:p text:style-name="Standard">Step 3: read n</text:p>
      <text:p text:style-name="Standard">Step 4: read disk request</text:p>
      <text:p text:style-name="Standard">Step 5: a[0]=head</text:p>
      <text:p text:style-name="Standard">Step 6: for(i=0;i&amp;lt;n;i++)</text:p>
      <text:p text:style-name="Standard">distance=(a[i]&amp;gt;a[i+1])?a[i]-a[i+1]:a[i+1]-a[i]</text:p>
      <text:p text:style-name="Standard">print a[i],a[i+1],distance</text:p>
      <text:p text:style-name="Standard">seektime=seektime+distance</text:p>
      <text:p text:style-name="Standard">Step 7: print seektime</text:p>
      <text:p text:style-name="Standard">Step 8: Stop</text:p>
      <text:p text:style-name="Standard"/>
      <text:p text:style-name="Standard">PROGRAM</text:p>
      <text:p text:style-name="Standard">#include&amp;lt;stdio.h&amp;gt;</text:p>
      <text:p text:style-name="Standard">int head,a[20],i,distance,n,seektime;</text:p>
      <text:p text:style-name="Standard">int main()</text:p>
      <text:p text:style-name="Standard">{</text:p>
      <text:p text:style-name="Standard">printf(&amp;quot;\nEnter Head position:&amp;quot;);</text:p>
      <text:p text:style-name="Standard">scanf(&amp;quot;%d&amp;quot;,&amp;amp;head);</text:p>
      <text:p text:style-name="Standard">printf(&amp;quot;\nEnter number of disk requests:&amp;quot;);</text:p>
      <text:p text:style-name="Standard">scanf(&amp;quot;%d&amp;quot;,&amp;amp;n);</text:p>
      <text:p text:style-name="Standard">printf(&amp;quot;\nEnter the disk requests:&amp;quot;);</text:p>
      <text:p text:style-name="Standard">for(i=1; i&amp;lt;=n; i++)</text:p>
      <text:p text:style-name="Standard">scanf(&amp;quot;%d&amp;quot;,&amp;amp;a[i]);</text:p>
      <text:p text:style-name="Standard">a[0]=head;</text:p>
      <text:p text:style-name="Standard">printf(&amp;quot;*****FCFS DISK SCHEDULING*****************\n&amp;quot;);</text:p>
      <text:p text:style-name="Standard">for(i=0;i&amp;lt;n;i++)</text:p>
      <text:p text:style-name="Standard">{</text:p>
      <text:p text:style-name="Standard">distance=(a[i]&amp;gt;a[i+1])?a[i]-a[i+1]:a[i+1]-a[i];</text:p>
      <text:p text:style-name="Standard">printf(&amp;quot;Head movement from %d to %d : %d\n&amp;quot;,a[i],a[i+1],distance);</text:p>
      <text:p text:style-name="Standard">seektime=seektime+distance;</text:p>
      <text:p text:style-name="Standard">}</text:p>
      <text:p text:style-name="Standard">printf(&amp;quot;Total seek time is : %d\n&amp;quot;,seektime);</text:p>
      <text:p text:style-name="P1">}</text:p>
      <text:p text:style-name="P1"/>
      <text:p text:style-name="P1">C-SCAN algorithm</text:p>
      <text:p text:style-name="P1">ALGORITHM</text:p>
      <text:p text:style-name="P1">1. Start</text:p>
      <text:p text:style-name="P1">2. Read the number of request, sequence of requests, initial head position, total</text:p>
      <text:p text:style-name="P1">disk size, and the ehad movement direction.</text:p>
      <text:p text:style-name="P1">3. Sort the request sequence</text:p>
      <text:p text:style-name="P1">4. Find out the index of the sequence which is larger than the current location.</text:p>
      <text:p text:style-name="P1">5. Move the head to the extreme end of that direction</text:p>
      <text:p text:style-name="P1">6. Move to the other end of extreme position.</text:p>
      <text:p text:style-name="P1">7. Print the total head movement</text:p>
      <text:p text:style-name="P1"><text:soft-page-break/>8. Stop</text:p>
      <text:p text:style-name="P1">PROGRAM</text:p>
      <text:p text:style-name="P1">#include&amp;lt;stdio.h&amp;gt;</text:p>
      <text:p text:style-name="P1">#include&amp;lt;stdlib.h&amp;gt;</text:p>
      <text:p text:style-name="P1">int main()</text:p>
      <text:p text:style-name="P1">{</text:p>
      <text:p text:style-name="P1">int RQ[100],i,j,n,TotalHeadMoment=0,initial,size,move;</text:p>
      <text:p text:style-name="P1">printf(&amp;quot;Enter the number of Requests\n&amp;quot;);</text:p>
      <text:p text:style-name="P1">scanf(&amp;quot;%d&amp;quot;,&amp;amp;n);</text:p>
      <text:p text:style-name="P1">printf(&amp;quot;Enter the Requests sequence\n&amp;quot;);</text:p>
      <text:p text:style-name="P1">for(i=0;i&amp;lt;n;i++)</text:p>
      <text:p text:style-name="P1">scanf(&amp;quot;%d&amp;quot;,&amp;amp;RQ[i]);</text:p>
      <text:p text:style-name="P1">printf(&amp;quot;Enter initial head position\n&amp;quot;);</text:p>
      <text:p text:style-name="P1">scanf(&amp;quot;%d&amp;quot;,&amp;amp;initial);</text:p>
      <text:p text:style-name="P1">printf(&amp;quot;Enter total disk size\n&amp;quot;);</text:p>
      <text:p text:style-name="P1">scanf(&amp;quot;%d&amp;quot;,&amp;amp;size);</text:p>
      <text:p text:style-name="P1">printf(&amp;quot;Enter the head movement direction for high 1 and for low 0\n&amp;quot;);</text:p>
      <text:p text:style-name="P1">scanf(&amp;quot;%d&amp;quot;,&amp;amp;move);</text:p>
      <text:p text:style-name="P1">// logic for C-Scan disk scheduling</text:p>
      <text:p text:style-name="P1">/*logic for sort the request array */</text:p>
      <text:p text:style-name="P1">for(i=0;i&amp;lt;n;i++)</text:p>
      <text:p text:style-name="P1">{</text:p>
      <text:p text:style-name="P1">for( j=0;j&amp;lt;n-i-1;j++)</text:p>
      <text:p text:style-name="P1">{</text:p>
      <text:p text:style-name="P1">if(RQ[j]&amp;gt;RQ[j+1])</text:p>
      <text:p text:style-name="P1">{</text:p>
      <text:p text:style-name="P1">int temp;</text:p>
      <text:p text:style-name="P1">temp=RQ[j];</text:p>
      <text:p text:style-name="P1">RQ[j]=RQ[j+1];</text:p>
      <text:p text:style-name="P1">RQ[j+1]=temp;</text:p>
      <text:p text:style-name="P1">}</text:p>
      <text:p text:style-name="P1">}</text:p>
      <text:p text:style-name="P1">}</text:p>
      <text:p text:style-name="P1">int index;</text:p>
      <text:p text:style-name="P1">for(i=0;i&amp;lt;n;i++)</text:p>
      <text:p text:style-name="P1">{</text:p>
      <text:p text:style-name="P1">if(initial&amp;lt;RQ[i])</text:p>
      <text:p text:style-name="P1">{</text:p>
      <text:p text:style-name="P1">index=i;</text:p>
      <text:p text:style-name="P1">break;</text:p>
      <text:p text:style-name="P1">}</text:p>
      <text:p text:style-name="P1">}</text:p>
      <text:p text:style-name="P1">// if movement is towards high value</text:p>
      <text:p text:style-name="P1">if(move==1)</text:p>
      <text:p text:style-name="P1">{</text:p>
      <text:p text:style-name="P1">for(i=index;i&amp;lt;n;i++)</text:p>
      <text:p text:style-name="P1">{</text:p>
      <text:p text:style-name="P1">TotalHeadMoment=TotalHeadMoment+abs(RQ[i]-initial);</text:p>
      <text:p text:style-name="P1">initial=RQ[i];</text:p>
      <text:p text:style-name="P1">}</text:p>
      <text:p text:style-name="P1">// last movement for max size</text:p>
      <text:p text:style-name="P1">TotalHeadMoment=TotalHeadMoment+abs(size-RQ[i-1]-1);</text:p>
      <text:p text:style-name="P1"><text:soft-page-break/>/*movement max to min disk */</text:p>
      <text:p text:style-name="P1">TotalHeadMoment=TotalHeadMoment+abs(size-1-0);</text:p>
      <text:p text:style-name="P1">initial=0;</text:p>
      <text:p text:style-name="P1">for( i=0;i&amp;lt;index;i++)</text:p>
      <text:p text:style-name="P1">{</text:p>
      <text:p text:style-name="P1">TotalHeadMoment=TotalHeadMoment+abs(RQ[i]-initial);</text:p>
      <text:p text:style-name="P1">initial=RQ[i];</text:p>
      <text:p text:style-name="P1">}</text:p>
      <text:p text:style-name="P1">}</text:p>
      <text:p text:style-name="P1">// if movement is towards low value</text:p>
      <text:p text:style-name="P1">else</text:p>
      <text:p text:style-name="P1">{</text:p>
      <text:p text:style-name="P1">for(i=index-1;i&amp;gt;=0;i--)</text:p>
      <text:p text:style-name="P1">{</text:p>
      <text:p text:style-name="P1">TotalHeadMoment=TotalHeadMoment+abs(RQ[i]-initial);</text:p>
      <text:p text:style-name="P1">initial=RQ[i];</text:p>
      <text:p text:style-name="P1">}</text:p>
      <text:p text:style-name="P1">// last movement for min size</text:p>
      <text:p text:style-name="P1">TotalHeadMoment=TotalHeadMoment+abs(RQ[i+1]-0);</text:p>
      <text:p text:style-name="P1">/*movement min to max disk */</text:p>
      <text:p text:style-name="P1">TotalHeadMoment=TotalHeadMoment+abs(size-1-0);</text:p>
      <text:p text:style-name="P1">initial =size-1;</text:p>
      <text:p text:style-name="P1">for(i=n-1;i&amp;gt;=index;i--)</text:p>
      <text:p text:style-name="P1">{</text:p>
      <text:p text:style-name="P1">TotalHeadMoment=TotalHeadMoment+abs(RQ[i]-initial);</text:p>
      <text:p text:style-name="P1">initial=RQ[i];</text:p>
      <text:p text:style-name="P1">}</text:p>
      <text:p text:style-name="P1">}</text:p>
      <text:p text:style-name="P1">printf(&amp;quot;Total head movement is %d&amp;quot;,TotalHeadMoment);</text:p>
      <text:p text:style-name="P1">return 0;</text:p>
      <text:p text:style-name="P1">}</text:p>
      <text:p text:style-name="P1"/>
      <text:p text:style-name="P1"/>
      <text:p text:style-name="P1">SCAN</text:p>
      <text:p text:style-name="P1">ALGORITHM</text:p>
      <text:p text:style-name="P1">1. Start</text:p>
      <text:p text:style-name="P1">2. Read maximum range of disk, number of queue requests, initial head position</text:p>
      <text:p text:style-name="P1">3. Read the disk position to read.</text:p>
      <text:p text:style-name="P1">4. Now if the requested position is greater than current head position, then push that to</text:p>
      <text:p text:style-name="P1">array queue1</text:p>
      <text:p text:style-name="P1">5. Else if temp &amp;lt; current head position, then push to array queue2[]</text:p>
      <text:p text:style-name="P1">6. Sort array queue1 and queue2</text:p>
      <text:p text:style-name="P1">7. Copy queue1 to queue.</text:p>
      <text:p text:style-name="P1">8. Setting queue[i] to maxrange because the head goes to end of disk and comes back</text:p>
      <text:p text:style-name="P1">in scan Algorithm</text:p>
      <text:p text:style-name="P1">9. Copy queue2 to queue</text:p>
      <text:p text:style-name="P1">10. Setting queue[i] to 0. Because that is the innermost cylinder.</text:p>
      <text:p text:style-name="P1">11. At this point, we have the queue[] with the requests in the correct order of execution</text:p>
      <text:p text:style-name="P1">as per scan algorithm.</text:p>
      <text:p text:style-name="P1">12. Now we have to set 0th index of queue[] to be the initial headposition.</text:p>
      <text:p text:style-name="P1">13. Calculating SEEK TIME. seek is initially set to 0 in the declaration part.</text:p>
      <text:p text:style-name="P1">14. start from the current headposition to last</text:p>
      <text:p text:style-name="P1"><text:soft-page-break/>15. Finding the difference between next position and current position.</text:p>
      <text:p text:style-name="P1">16. Adding difference to the current seek time value</text:p>
      <text:p text:style-name="P1">17. Displaying a message to show the movement of disk head</text:p>
      <text:p text:style-name="P1">18. Calculating Average Seek time</text:p>
      <text:p text:style-name="P1">19. Display Total and Average Seek Time(s)</text:p>
      <text:p text:style-name="P1">20. Stop</text:p>
      <text:p text:style-name="P1">PROGRAM</text:p>
      <text:p text:style-name="P1">#include&amp;lt;stdio.h&amp;gt;</text:p>
      <text:p text:style-name="P1">int absoluteValue(int); // Declaring function absoluteValue</text:p>
      <text:p text:style-name="P1">void main()</text:p>
      <text:p text:style-name="P1">{</text:p>
      <text:p text:style-name="P1">int queue[25],n,headposition,i,j,k,seek=0, maxrange,</text:p>
      <text:p text:style-name="P1">difference, temp, queue1[20], queue2[20], temp1=0, temp2=0;</text:p>
      <text:p text:style-name="P1">float averageSeekTime;</text:p>
      <text:p text:style-name="P1">// Reading the maximum Range of the Disk.</text:p>
      <text:p text:style-name="P1">printf(&amp;quot;Enter the maximum range of Disk: &amp;quot;);</text:p>
      <text:p text:style-name="P1">scanf(&amp;quot;%d&amp;quot;, &amp;amp;maxrange);</text:p>
      <text:p text:style-name="P1">// Reading the number of Queue Requests (Disk access requests)</text:p>
      <text:p text:style-name="P1">printf(&amp;quot;Enter the number of queue requests: &amp;quot;);</text:p>
      <text:p text:style-name="P1">scanf(&amp;quot;%d&amp;quot;,&amp;amp;n);</text:p>
      <text:p text:style-name="P1">// Reading the initial head position. (ie. the starting point of execution)</text:p>
      <text:p text:style-name="P1">printf(&amp;quot;Enter the initial head position: &amp;quot;);</text:p>
      <text:p text:style-name="P1">scanf(&amp;quot;%d&amp;quot;, &amp;amp;headposition);</text:p>
      <text:p text:style-name="P1">// Reading disk positions to be read in the order of arrival</text:p>
      <text:p text:style-name="P1">printf(&amp;quot;Enter the disk positions to be read(queue): &amp;quot;);</text:p>
      <text:p text:style-name="P1">for(i=1;i&amp;lt;=n;i++) // Note that i varies from 1 to n instead of 0 to n-1</text:p>
      <text:p text:style-name="P1">{</text:p>
      <text:p text:style-name="P1">scanf(&amp;quot;%d&amp;quot;,&amp;amp;temp); //Reading position value to a temporary variable</text:p>
      <text:p text:style-name="P1">//Now if the requested position is greater than current headposition,</text:p>
      <text:p text:style-name="P1">//then pushing that to array queue1</text:p>
      <text:p text:style-name="P1">if(temp&amp;gt;headposition)</text:p>
      <text:p text:style-name="P1">{</text:p>
      <text:p text:style-name="P1">queue1[temp1]=temp; //temp1 is the index variable of queue1[]</text:p>
      <text:p text:style-name="P1">temp1++; //incrementing temp1</text:p>
      <text:p text:style-name="P1">}</text:p>
      <text:p text:style-name="P1">else //else if temp &amp;lt; current headposition,then push to array queue2[]</text:p>
      <text:p text:style-name="P1">{</text:p>
      <text:p text:style-name="P1">queue2[temp2]=temp; //temp2 is the index variable of queue2[]</text:p>
      <text:p text:style-name="P1">temp2++;</text:p>
      <text:p text:style-name="P1">}</text:p>
      <text:p text:style-name="P1">}</text:p>
      <text:p text:style-name="P1">//Now we have to sort the two arrays</text:p>
      <text:p text:style-name="P1">//SORTING array queue1[] in ascending order</text:p>
      <text:p text:style-name="P1">for(i=0;i&amp;lt;temp1-1;i++)</text:p>
      <text:p text:style-name="P1">{</text:p>
      <text:p text:style-name="P1">for(j=i+1;j&amp;lt;temp1;j++)</text:p>
      <text:p text:style-name="P1">{</text:p>
      <text:p text:style-name="P1">if(queue1[i]&amp;gt;queue1[j])</text:p>
      <text:p text:style-name="P1">{</text:p>
      <text:p text:style-name="P1">temp=queue1[i];</text:p>
      <text:p text:style-name="P1">queue1[i]=queue1[j];</text:p>
      <text:p text:style-name="P1">queue1[j]=temp;</text:p>
      <text:p text:style-name="P1"><text:soft-page-break/>}</text:p>
      <text:p text:style-name="P1">}</text:p>
      <text:p text:style-name="P1">}</text:p>
      <text:p text:style-name="P1">//SORTING array queue2[] in descending order</text:p>
      <text:p text:style-name="P1">for(i=0;i&amp;lt;temp2-1;i++)</text:p>
      <text:p text:style-name="P1">{</text:p>
      <text:p text:style-name="P1">for(j=i+1;j&amp;lt;temp2;j++)</text:p>
      <text:p text:style-name="P1">{</text:p>
      <text:p text:style-name="P1">if(queue2[i]&amp;lt;queue2[j])</text:p>
      <text:p text:style-name="P1">{</text:p>
      <text:p text:style-name="P1">temp=queue2[i];</text:p>
      <text:p text:style-name="P1">queue2[i]=queue2[j];</text:p>
      <text:p text:style-name="P1">queue2[j]=temp;</text:p>
      <text:p text:style-name="P1">}</text:p>
      <text:p text:style-name="P1">}</text:p>
      <text:p text:style-name="P1">}</text:p>
      <text:p text:style-name="P1">//Copying first array queue1[] into queue[]</text:p>
      <text:p text:style-name="P1">for(i=1,j=0;j&amp;lt;temp1;i++,j++)</text:p>
      <text:p text:style-name="P1">{</text:p>
      <text:p text:style-name="P1">queue[i]=queue1[j];</text:p>
      <text:p text:style-name="P1">}</text:p>
      <text:p text:style-name="P1">//Setting queue[i] to maxrange because the head goes to</text:p>
      <text:p text:style-name="P1">//end of disk and comes back in scan Algorithm</text:p>
      <text:p text:style-name="P1">queue[i]=maxrange;</text:p>
      <text:p text:style-name="P1">//Copying second array queue2[] after that first one is copied, into queue[]</text:p>
      <text:p text:style-name="P1">for(i=temp1+2,j=0;j&amp;lt;temp2;i++,j++)</text:p>
      <text:p text:style-name="P1">{</text:p>
      <text:p text:style-name="P1">queue[i]=queue2[j];</text:p>
      <text:p text:style-name="P1">}</text:p>
      <text:p text:style-name="P1">//Setting queue[i] to 0. Because that is the innermost cylinder.</text:p>
      <text:p text:style-name="P1">queue[i]=0;</text:p>
      <text:p text:style-name="P1">//At this point, we have the queue[] with the requests in the</text:p>
      <text:p text:style-name="P1">//correct order of execution as per scan algorithm.</text:p>
      <text:p text:style-name="P1">//Now we have to set 0th index of queue[] to be the initial headposition.</text:p>
      <text:p text:style-name="P1">queue[0]=headposition;</text:p>
      <text:p text:style-name="P1">// Calculating SEEK TIME. seek is initially set to 0 in the declaration part.</text:p>
      <text:p text:style-name="P1">for(j=0; j&amp;lt;=n; j++) //Loop starts from headposition. (ie. 0th index of queue)</text:p>
      <text:p text:style-name="P1">{</text:p>
      <text:p text:style-name="P1">// Finding the difference between next position and current position.</text:p>
      <text:p text:style-name="P1">difference = absoluteValue(queue[j+1]-queue[j]);</text:p>
      <text:p text:style-name="P1">// Adding difference to the current seek time value</text:p>
      <text:p text:style-name="P1">seek = seek + difference;</text:p>
      <text:p text:style-name="P1">// Displaying a message to show the movement of disk head</text:p>
      <text:p text:style-name="P1">printf(&amp;quot;Disk head moves from position %d to %d with Seek %d \n&amp;quot;,</text:p>
      <text:p text:style-name="P1">queue[j], queue[j+1], difference);</text:p>
      <text:p text:style-name="P1">}</text:p>
      <text:p text:style-name="P1">// Calculating Average Seek time</text:p>
      <text:p text:style-name="P1">averageSeekTime = seek/(float)n;</text:p>
      <text:p text:style-name="P1">//Display Total and Average Seek Time(s)</text:p>
      <text:p text:style-name="P1">printf(&amp;quot;Total Seek Time= %d\n&amp;quot;, seek);</text:p>
      <text:p text:style-name="P1">printf(&amp;quot;Average Seek Time= %f\n&amp;quot;, averageSeekTime);</text:p>
      <text:p text:style-name="P1">}</text:p>
      <text:p text:style-name="P1"><text:soft-page-break/>// Defining function absoluteValue</text:p>
      <text:p text:style-name="P1">int absoluteValue(int x)</text:p>
      <text:p text:style-name="P1">{</text:p>
      <text:p text:style-name="P1">if(x&amp;gt;0)</text:p>
      <text:p text:style-name="P1">{</text:p>
      <text:p text:style-name="P1">return x;</text:p>
      <text:p text:style-name="P1">}</text:p>
      <text:p text:style-name="P1">else</text:p>
      <text:p text:style-name="P1">{</text:p>
      <text:p text:style-name="P1">return x*-1;</text:p>
      <text:p text:style-name="P1">}</text:p>
      <text:p text:style-name="P1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3T10:59:08.782175003</meta:creation-date>
    <dc:date>2024-05-03T11:02:26.969664838</dc:date>
    <meta:editing-duration>PT3M23S</meta:editing-duration>
    <meta:editing-cycles>1</meta:editing-cycles>
    <meta:document-statistic meta:table-count="0" meta:image-count="0" meta:object-count="0" meta:page-count="6" meta:paragraph-count="266" meta:word-count="973" meta:character-count="7403" meta:non-whitespace-character-count="6698"/>
    <meta:generator>LibreOffice/7.3.7.2$Linux_X86_64 LibreOffice_project/30$Build-2</meta:generator>
  </office:meta>
</office:document-meta>
</file>